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cm" fo:min-width="26.9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25.1cm"/>
    </style:style>
    <style:style style:name="gr3" style:family="graphic" style:parent-style-name="standard">
      <style:graphic-properties draw:textarea-horizontal-align="justify" draw:textarea-vertical-align="middle" draw:auto-grow-height="false" fo:min-height="4.55cm" fo:min-width="25.1cm"/>
    </style:style>
    <style:style style:name="gr4" style:family="graphic" style:parent-style-name="standard">
      <style:graphic-properties draw:textarea-horizontal-align="justify" draw:textarea-vertical-align="middle" draw:auto-grow-height="false" fo:min-height="5.045cm" fo:min-width="25.1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4.75cm" fo:min-width="5.6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0.2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.201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034cm" fo:min-width="0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15.05cm" fo:min-width="5.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4.784cm" fo:min-width="5.82cm"/>
    </style:style>
    <style:style style:name="gr16" style:family="graphic" style:parent-style-name="standard">
      <style:graphic-properties draw:fill-color="#dddddd" draw:textarea-horizontal-align="justify" draw:textarea-vertical-align="middle" draw:auto-grow-height="false" fo:min-height="4.783cm" fo:min-width="5.82cm"/>
    </style:style>
    <style:style style:name="gr17" style:family="graphic" style:parent-style-name="standard">
      <style:graphic-properties draw:textarea-horizontal-align="justify" draw:textarea-vertical-align="middle" draw:auto-grow-height="false" fo:min-height="8.55cm" fo:min-width="7.9cm"/>
    </style:style>
    <style:style style:name="gr18" style:family="graphic" style:parent-style-name="standard">
      <style:graphic-properties draw:textarea-horizontal-align="justify" draw:textarea-vertical-align="middle" draw:auto-grow-height="false" fo:min-height="1.95cm" fo:min-width="9.2cm"/>
    </style:style>
    <style:style style:name="gr19" style:family="graphic" style:parent-style-name="standard">
      <style:graphic-properties draw:textarea-horizontal-align="justify" draw:textarea-vertical-align="middle" draw:auto-grow-height="false" fo:min-height="6.25cm" fo:min-width="9.2cm"/>
    </style:style>
    <style:style style:name="gr20" style:family="graphic" style:parent-style-name="standard">
      <style:graphic-properties draw:textarea-horizontal-align="justify" draw:textarea-vertical-align="middle" draw:auto-grow-height="false" fo:min-height="8.55cm" fo:min-width="6.8cm"/>
    </style:style>
    <style:style style:name="gr21" style:family="graphic" style:parent-style-name="standard">
      <style:graphic-properties draw:textarea-horizontal-align="justify" draw:textarea-vertical-align="middle" draw:auto-grow-height="false" fo:min-height="6.45cm" fo:min-width="25.1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5.9cm"/>
    </style:style>
    <style:style style:name="gr23" style:family="graphic" style:parent-style-name="standard">
      <style:graphic-properties draw:textarea-horizontal-align="justify" draw:textarea-vertical-align="middle" draw:auto-grow-height="false" fo:min-height="0.586cm" fo:min-width="13.881cm"/>
    </style:style>
    <style:style style:name="gr24" style:family="graphic" style:parent-style-name="standard">
      <style:graphic-properties draw:textarea-horizontal-align="justify" draw:textarea-vertical-align="middle" draw:auto-grow-height="false" fo:min-height="0.586cm" fo:min-width="3.679cm"/>
    </style:style>
    <style:style style:name="gr25" style:family="graphic" style:parent-style-name="standard">
      <style:graphic-properties draw:textarea-horizontal-align="justify" draw:textarea-vertical-align="middle" draw:auto-grow-height="false" fo:min-height="0.586cm" fo:min-width="5.914cm"/>
    </style:style>
    <style:style style:name="gr26" style:family="graphic" style:parent-style-name="standard">
      <style:graphic-properties draw:textarea-horizontal-align="justify" draw:textarea-vertical-align="middle" draw:auto-grow-height="false" fo:min-height="12.705cm" fo:min-width="13.881cm"/>
    </style:style>
    <style:style style:name="gr27" style:family="graphic" style:parent-style-name="standard">
      <style:graphic-properties draw:textarea-horizontal-align="justify" draw:textarea-vertical-align="middle" draw:auto-grow-height="false" fo:min-height="12.705cm" fo:min-width="3.679cm"/>
    </style:style>
    <style:style style:name="gr28" style:family="graphic" style:parent-style-name="standard">
      <style:graphic-properties draw:textarea-horizontal-align="justify" draw:textarea-vertical-align="middle" draw:auto-grow-height="false" fo:min-height="12.705cm" fo:min-width="5.913cm"/>
    </style:style>
    <style:style style:name="gr29" style:family="graphic" style:parent-style-name="standard">
      <style:graphic-properties draw:textarea-horizontal-align="justify" draw:textarea-vertical-align="middle" draw:auto-grow-height="false" fo:min-height="0.75cm" fo:min-width="18.5cm"/>
    </style:style>
    <style:style style:name="gr30" style:family="graphic" style:parent-style-name="standard">
      <style:graphic-properties draw:fill-color="#1e9ae0" draw:textarea-horizontal-align="justify" draw:textarea-vertical-align="middle" draw:auto-grow-height="false" fo:min-height="1.35cm" fo:min-width="26.9cm"/>
    </style:style>
    <style:style style:name="gr31" style:family="graphic" style:parent-style-name="standard">
      <style:graphic-properties draw:fill-color="#1e9ae0" draw:textarea-horizontal-align="justify" draw:textarea-vertical-align="middle" draw:auto-grow-height="false" fo:min-height="0.95cm" fo:min-width="25.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1cm"/>
    </style:style>
    <style:style style:name="gr33" style:family="graphic" style:parent-style-name="standard">
      <style:graphic-properties draw:fill-color="#1e9ae0" draw:textarea-horizontal-align="justify" draw:textarea-vertical-align="middle" draw:auto-grow-height="false" fo:min-height="16.55cm" fo:min-width="5.3cm"/>
    </style:style>
    <style:style style:name="gr34" style:family="graphic" style:parent-style-name="standard">
      <style:graphic-properties draw:fill-color="#9ebeff" draw:textarea-horizontal-align="justify" draw:textarea-vertical-align="middle" draw:auto-grow-height="false" fo:min-height="2.95cm" fo:min-width="6.01cm"/>
    </style:style>
    <style:style style:name="gr35" style:family="graphic" style:parent-style-name="standard">
      <style:graphic-properties draw:fill-color="#fff8ed" draw:textarea-horizontal-align="justify" draw:textarea-vertical-align="middle" draw:auto-grow-height="false" fo:min-height="13.25cm" fo:min-width="6cm"/>
    </style:style>
    <style:style style:name="gr36" style:family="graphic" style:parent-style-name="standard">
      <style:graphic-properties draw:fill-color="#9ebeff" draw:textarea-horizontal-align="justify" draw:textarea-vertical-align="middle" draw:auto-grow-height="false" fo:min-height="1.591cm" fo:min-width="4.248cm"/>
    </style:style>
    <style:style style:name="gr37" style:family="graphic" style:parent-style-name="standard">
      <style:graphic-properties draw:fill-color="#9ebeff" draw:textarea-horizontal-align="justify" draw:textarea-vertical-align="middle" draw:auto-grow-height="false" fo:min-height="1.591cm" fo:min-width="4.25cm"/>
    </style:style>
    <style:style style:name="gr38" style:family="graphic" style:parent-style-name="standard">
      <style:graphic-properties svg:stroke-color="#0066ff" draw:fill-color="#fff8ed" draw:textarea-horizontal-align="justify" draw:textarea-vertical-align="middle" draw:auto-grow-height="false" fo:min-height="6.502cm" fo:min-width="14.104cm"/>
    </style:style>
    <style:style style:name="gr39" style:family="graphic" style:parent-style-name="standard">
      <style:graphic-properties draw:fill-color="#fff8ed" draw:textarea-horizontal-align="justify" draw:textarea-vertical-align="middle" draw:auto-grow-height="false" fo:min-height="6.502cm" fo:min-width="4.304cm"/>
    </style:style>
    <style:style style:name="gr40" style:family="graphic" style:parent-style-name="standard">
      <style:graphic-properties draw:fill-color="#fff8ed" draw:textarea-horizontal-align="justify" draw:textarea-vertical-align="middle" draw:auto-grow-height="false" fo:min-height="7.15cm" fo:min-width="19.1cm"/>
    </style:style>
    <style:style style:name="gr41" style:family="graphic" style:parent-style-name="standard">
      <style:graphic-properties draw:fill-color="#9ebeff" draw:textarea-horizontal-align="justify" draw:textarea-vertical-align="middle" draw:auto-grow-height="false" fo:min-height="1.15cm" fo:min-width="19.1cm"/>
    </style:style>
    <style:style style:name="gr42" style:family="graphic" style:parent-style-name="standard">
      <style:graphic-properties draw:fill-color="#d4e8cc" draw:textarea-horizontal-align="justify" draw:textarea-vertical-align="middle" draw:auto-grow-height="false" fo:min-height="14.75cm" fo:min-width="19.1cm"/>
    </style:style>
    <style:style style:name="gr43" style:family="graphic" style:parent-style-name="standard">
      <style:graphic-properties draw:fill-color="#9ebeff" draw:textarea-horizontal-align="justify" draw:textarea-vertical-align="middle" draw:auto-grow-height="false" fo:min-height="0.55cm" fo:min-width="3.199cm"/>
    </style:style>
    <style:style style:name="gr44" style:family="graphic" style:parent-style-name="standard">
      <style:graphic-properties draw:fill-color="#9ebeff" draw:textarea-horizontal-align="justify" draw:textarea-vertical-align="middle" draw:auto-grow-height="false" fo:min-height="0.55cm" fo:min-width="3.2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12.35cm" fo:min-width="3.199cm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12.35cm" fo:min-width="3.2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0.55cm" fo:min-width="3.199cm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55cm" fo:min-width="3.2cm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1.15cm" fo:min-width="19.1cm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7.25cm" fo:min-width="9.19cm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6.95cm" fo:min-width="9.19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1e9ae0"/>
      <style:paragraph-properties fo:text-align="center"/>
    </style:style>
    <style:style style:name="P7" style:family="paragraph">
      <style:text-properties fo:color="#d4e8cc"/>
    </style:style>
    <style:style style:name="P8" style:family="paragraph">
      <loext:graphic-properties draw:fill="none" draw:fill-color="#ffffff"/>
      <style:text-properties fo:color="#d4e8cc"/>
    </style:style>
    <style:style style:name="P9" style:family="paragraph">
      <style:paragraph-properties fo:text-align="center"/>
      <style:text-properties fo:color="#d4e8cc"/>
    </style:style>
    <style:style style:name="P10" style:family="paragraph">
      <loext:graphic-properties draw:fill-color="#1e9ae0"/>
      <style:paragraph-properties fo:text-align="center"/>
      <style:text-properties fo:color="#d4e8cc"/>
    </style:style>
    <style:style style:name="P11" style:family="paragraph">
      <style:paragraph-properties fo:text-align="center"/>
      <style:text-properties fo:color="#fff8ed"/>
    </style:style>
    <style:style style:name="P12" style:family="paragraph">
      <loext:graphic-properties draw:fill-color="#9ebeff"/>
      <style:paragraph-properties fo:text-align="center"/>
      <style:text-properties fo:color="#fff8ed"/>
    </style:style>
    <style:style style:name="P13" style:family="paragraph">
      <loext:graphic-properties draw:fill-color="#fff8ed"/>
      <style:paragraph-properties fo:text-align="center"/>
    </style:style>
    <style:style style:name="P14" style:family="paragraph">
      <loext:graphic-properties draw:fill-color="#9ebeff"/>
      <style:paragraph-properties fo:text-align="center"/>
    </style:style>
    <style:style style:name="P15" style:family="paragraph">
      <loext:graphic-properties draw:fill-color="#d4e8cc"/>
      <style:paragraph-properties fo:text-align="center"/>
    </style:style>
    <style:style style:name="T1" style:family="text">
      <style:text-properties fo:color="#d4e8cc"/>
    </style:style>
    <style:style style:name="T2" style:family="text">
      <style:text-properties fo:color="#fff8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27.4cm" svg:height="1.6cm" svg:x="0.2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6cm" svg:height="1.2cm" svg:x="1.2cm" svg:y="2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5.6cm" svg:height="4.8cm" svg:x="1.2cm" svg:y="3.4cm">
          <text:p text:style-name="P1">Bann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5.6cm" svg:height="5.295cm" svg:x="1.2cm" svg:y="8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5.6cm" svg:height="5.295cm" svg:x="1.2cm" svg:y="13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6cm" svg:height="1.2cm" svg:x="1.2cm" svg:y="19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156cm" svg:height="5cm" svg:x="14.096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156cm" svg:height="5cm" svg:x="1.5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156cm" svg:height="5cm" svg:x="20.444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156cm" svg:height="5cm" svg:x="7.8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156cm" svg:height="5cm" svg:x="14.096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156cm" svg:height="5cm" svg:x="1.5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156cm" svg:height="5cm" svg:x="20.444cm" svg:y="1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156cm" svg:height="5cm" svg:x="7.8cm" svg:y="13.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576cm" svg:height="0.962cm" svg:x="12.624cm" svg:y="0.8cm">
          <draw:text-box>
            <text:p>Header</text:p>
          </draw:text-box>
        </draw:frame>
        <draw:frame draw:style-name="gr7" draw:text-style-name="P3" draw:layer="layout" svg:width="3.491cm" svg:height="0.962cm" svg:x="12.2cm" svg:y="2.2cm">
          <draw:text-box>
            <text:p>Navigation</text:p>
          </draw:text-box>
        </draw:frame>
        <draw:frame draw:style-name="gr8" draw:text-style-name="P3" draw:layer="layout" svg:width="2.335cm" svg:height="0.962cm" svg:x="12.8cm" svg:y="19.238cm">
          <draw:text-box>
            <text:p>Footer</text:p>
          </draw:text-box>
        </draw:frame>
        <draw:custom-shape draw:style-name="gr9" draw:text-style-name="P1" draw:layer="layout" svg:width="0.8cm" svg:height="1cm" svg:x="25.6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0.8cm" svg:height="1cm" svg:x="25.6cm" svg:y="1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8cm" svg:height="1cm" svg:x="1.8cm" svg:y="10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8cm" svg:height="1cm" svg:x="1.8cm" svg:y="15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0.4cm" svg:height="0.4cm" svg:x="12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cm" svg:height="0.4cm" svg:x="13.301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cm" svg:height="0.4cm" svg:x="13.901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cm" svg:height="0.4cm" svg:x="14.402cm" svg:y="7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4cm" svg:height="0.4cm" svg:x="14.903cm" svg:y="7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custom-shape draw:style-name="gr1" draw:text-style-name="P1" draw:layer="layout" svg:width="27.4cm" svg:height="1.6cm" svg:x="0.2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6cm" svg:height="1.2cm" svg:x="1.2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6cm" svg:height="1.2cm" svg:x="1.2cm" svg:y="19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2cm" svg:height="15.3cm" svg:x="1.2cm" svg:y="3.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576cm" svg:height="0.962cm" svg:x="12.625cm" svg:y="0.8cm">
          <draw:text-box>
            <text:p>Header</text:p>
          </draw:text-box>
        </draw:frame>
        <draw:frame draw:style-name="gr7" draw:text-style-name="P3" draw:layer="layout" svg:width="3.491cm" svg:height="0.962cm" svg:x="12.201cm" svg:y="2.2cm">
          <draw:text-box>
            <text:p>Navigation</text:p>
          </draw:text-box>
        </draw:frame>
        <draw:frame draw:style-name="gr8" draw:text-style-name="P3" draw:layer="layout" svg:width="2.335cm" svg:height="0.962cm" svg:x="12.801cm" svg:y="19.238cm">
          <draw:text-box>
            <text:p>Footer</text:p>
          </draw:text-box>
        </draw:frame>
        <draw:frame draw:style-name="gr14" draw:text-style-name="P3" draw:layer="layout" svg:width="1.912cm" svg:height="0.962cm" svg:x="3.2cm" svg:y="10.6cm">
          <draw:text-box>
            <text:p>Filter</text:p>
          </draw:text-box>
        </draw:frame>
        <draw:custom-shape draw:style-name="gr15" draw:text-style-name="P2" draw:layer="layout" svg:width="6.32cm" svg:height="5.034cm" svg:x="14.065cm" svg:y="8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6.32cm" svg:height="5.034cm" svg:x="20.48cm" svg:y="8.63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32cm" svg:height="5.034cm" svg:x="7.641cm" svg:y="8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6.32cm" svg:height="5.033cm" svg:x="14.065cm" svg:y="13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6.32cm" svg:height="5.033cm" svg:x="20.48cm" svg:y="13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6.32cm" svg:height="5.033cm" svg:x="7.6cm" svg:y="13.7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6.32cm" svg:height="5.033cm" svg:x="14.06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6.32cm" svg:height="5.033cm" svg:x="20.48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6.32cm" svg:height="5.033cm" svg:x="7.641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custom-shape draw:style-name="gr1" draw:text-style-name="P1" draw:layer="layout" svg:width="27.4cm" svg:height="1.6cm" svg:x="0.2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6cm" svg:height="1.2cm" svg:x="1.2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6cm" svg:height="1.2cm" svg:x="1.2cm" svg:y="19.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576cm" svg:height="0.962cm" svg:x="12.625cm" svg:y="0.8cm">
          <draw:text-box>
            <text:p>Header</text:p>
          </draw:text-box>
        </draw:frame>
        <draw:frame draw:style-name="gr7" draw:text-style-name="P3" draw:layer="layout" svg:width="3.491cm" svg:height="0.962cm" svg:x="12.201cm" svg:y="2.2cm">
          <draw:text-box>
            <text:p>Navigation</text:p>
          </draw:text-box>
        </draw:frame>
        <draw:frame draw:style-name="gr8" draw:text-style-name="P3" draw:layer="layout" svg:width="2.335cm" svg:height="0.962cm" svg:x="12.801cm" svg:y="19.238cm">
          <draw:text-box>
            <text:p>Footer</text:p>
          </draw:text-box>
        </draw:frame>
        <draw:custom-shape draw:style-name="gr17" draw:text-style-name="P1" draw:layer="layout" svg:width="8.4cm" svg:height="8.8cm" svg:x="1.2cm" svg:y="3.4cm"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9.7cm" svg:height="2.2cm" svg:x="9.7cm" svg:y="3.4cm">
          <text:p text:style-name="P1">Title product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9.7cm" svg:height="6.5cm" svg:x="9.7cm" svg:y="5.7cm">
          <text:p text:style-name="P1">Description of the product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.3cm" svg:height="8.8cm" svg:x="19.5cm" svg:y="3.4cm">
          <text:p text:style-name="P1">Value and add card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5.6cm" svg:height="6.7cm" svg:x="1.2cm" svg:y="12.3cm">
          <text:p text:style-name="P1">specific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custom-shape draw:style-name="gr1" draw:text-style-name="P1" draw:layer="layout" svg:width="27.4cm" svg:height="1.6cm" svg:x="0.2cm" svg:y="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6cm" svg:height="1.2cm" svg:x="1.2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6cm" svg:height="1.2cm" svg:x="1.2cm" svg:y="19.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576cm" svg:height="0.962cm" svg:x="12.625cm" svg:y="0.8cm">
          <draw:text-box>
            <text:p>Header</text:p>
          </draw:text-box>
        </draw:frame>
        <draw:frame draw:style-name="gr7" draw:text-style-name="P3" draw:layer="layout" svg:width="3.491cm" svg:height="0.962cm" svg:x="12.201cm" svg:y="2.2cm">
          <draw:text-box>
            <text:p>Navigation</text:p>
          </draw:text-box>
        </draw:frame>
        <draw:frame draw:style-name="gr8" draw:text-style-name="P3" draw:layer="layout" svg:width="2.335cm" svg:height="0.962cm" svg:x="12.801cm" svg:y="19.238cm">
          <draw:text-box>
            <text:p>Footer</text:p>
          </draw:text-box>
        </draw:frame>
        <draw:custom-shape draw:style-name="gr22" draw:text-style-name="P1" draw:layer="layout" svg:width="6.4cm" svg:height="1cm" svg:x="20.4cm" svg:y="17.8cm">
          <text:p text:style-name="P1">Value total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4.381cm" svg:height="0.836cm" svg:x="1.2cm" svg:y="3.6cm">
          <text:p text:style-name="P1">Name Produ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4.179cm" svg:height="0.836cm" svg:x="15.894cm" svg:y="3.6cm">
          <text:p text:style-name="P1">quant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6.414cm" svg:height="0.836cm" draw:transform="skewX (-0.00122173047639603) rotate (-0.00174532925199447) translate (20.387cm 3.6cm)">
          <text:p text:style-name="P1">val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14.381cm" svg:height="12.955cm" svg:x="1.2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4.179cm" svg:height="12.955cm" svg:x="15.894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6.413cm" svg:height="12.955cm" svg:x="20.387cm" svg:y="4.6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19cm" svg:height="1cm" svg:x="1.2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custom-shape draw:style-name="gr30" draw:text-style-name="P6" draw:layer="layout" svg:width="27.4cm" svg:height="1.6cm" svg:x="0.2cm" svg:y="0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25.6cm" svg:height="1.2cm" svg:x="1.2cm" svg:y="19.1cm">
          <text:p/>
          <draw:enhanced-geometry svg:viewBox="0 0 21600 21600" draw:type="rectangle" draw:enhanced-path="M 0 0 L 21600 0 21600 21600 0 21600 0 0 Z N"/>
        </draw:custom-shape>
        <draw:frame draw:style-name="gr32" draw:text-style-name="P8" draw:layer="layout" svg:width="4.511cm" svg:height="0.962cm" svg:x="11.425cm" svg:y="0.8cm">
          <draw:text-box>
            <text:p text:style-name="P7"><text:span text:style-name="T1">Header </text:span><text:span text:style-name="T1">Admin</text:span></text:p>
          </draw:text-box>
        </draw:frame>
        <draw:frame draw:style-name="gr8" draw:text-style-name="P8" draw:layer="layout" svg:width="2.335cm" svg:height="0.962cm" svg:x="12.801cm" svg:y="19.238cm">
          <draw:text-box>
            <text:p text:style-name="P7">Footer</text:p>
          </draw:text-box>
        </draw:frame>
        <draw:custom-shape draw:style-name="gr33" draw:text-style-name="P10" draw:layer="layout" svg:width="5.8cm" svg:height="16.8cm" svg:x="1.2cm" svg:y="2.2cm">
          <text:p text:style-name="P9"><text:span text:style-name="T1">Naviga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6.51cm" svg:height="3.2cm" svg:x="7.1cm" svg:y="2.2cm">
          <text:p text:style-name="P11"><text:span text:style-name="T2">New Message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6.51cm" svg:height="3.2cm" svg:x="13.695cm" svg:y="2.2cm">
          <text:p text:style-name="P11"><text:span text:style-name="T2">Quantity of Order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6.51cm" svg:height="3.2cm" svg:x="20.29cm" svg:y="2.2cm">
          <text:p text:style-name="P11"><text:span text:style-name="T2">Visits Graphic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6.5cm" svg:height="13.5cm" svg:x="7.1cm" svg:y="5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6.5cm" svg:height="13.5cm" svg:x="13.695cm" svg:y="5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6.5cm" svg:height="13.5cm" svg:x="20.29cm" svg:y="5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custom-shape draw:style-name="gr30" draw:text-style-name="P6" draw:layer="layout" svg:width="27.4cm" svg:height="1.6cm" svg:x="0.2cm" svg:y="0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25.6cm" svg:height="1.2cm" svg:x="1.2cm" svg:y="19.1cm">
          <text:p/>
          <draw:enhanced-geometry svg:viewBox="0 0 21600 21600" draw:type="rectangle" draw:enhanced-path="M 0 0 L 21600 0 21600 21600 0 21600 0 0 Z N"/>
        </draw:custom-shape>
        <draw:frame draw:style-name="gr32" draw:text-style-name="P3" draw:layer="layout" svg:width="4.511cm" svg:height="0.962cm" svg:x="11.425cm" svg:y="0.8cm">
          <draw:text-box>
            <text:p>Header Admin</text:p>
          </draw:text-box>
        </draw:frame>
        <draw:frame draw:style-name="gr8" draw:text-style-name="P3" draw:layer="layout" svg:width="2.335cm" svg:height="0.962cm" svg:x="12.801cm" svg:y="19.238cm">
          <draw:text-box>
            <text:p>Footer</text:p>
          </draw:text-box>
        </draw:frame>
        <draw:custom-shape draw:style-name="gr33" draw:text-style-name="P6" draw:layer="layout" svg:width="5.8cm" svg:height="16.8cm" svg:x="1.2cm" svg:y="2.2cm">
          <text:p text:style-name="P1">Navigation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4.748cm" svg:height="1.841cm" svg:x="7.2cm" svg:y="2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4.75cm" svg:height="1.841cm" svg:x="12.208cm" svg:y="2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4.75cm" svg:height="1.841cm" svg:x="17.129cm" svg:y="2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4.748cm" svg:height="1.841cm" svg:x="22.052cm" svg:y="2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14.604cm" svg:height="6.752cm" svg:x="7.2cm" svg:y="4.44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4.804cm" svg:height="6.752cm" svg:x="21.996cm" svg:y="4.44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19.6cm" svg:height="7.4cm" svg:x="7.2cm" svg:y="1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custom-shape draw:style-name="gr30" draw:text-style-name="P6" draw:layer="layout" svg:width="27.4cm" svg:height="1.6cm" svg:x="0.2cm" svg:y="0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25.6cm" svg:height="1.2cm" svg:x="1.2cm" svg:y="19.1cm">
          <text:p/>
          <draw:enhanced-geometry svg:viewBox="0 0 21600 21600" draw:type="rectangle" draw:enhanced-path="M 0 0 L 21600 0 21600 21600 0 21600 0 0 Z N"/>
        </draw:custom-shape>
        <draw:frame draw:style-name="gr32" draw:text-style-name="P3" draw:layer="layout" svg:width="4.511cm" svg:height="0.962cm" svg:x="11.425cm" svg:y="0.8cm">
          <draw:text-box>
            <text:p>Header Admin</text:p>
          </draw:text-box>
        </draw:frame>
        <draw:frame draw:style-name="gr8" draw:text-style-name="P3" draw:layer="layout" svg:width="2.335cm" svg:height="0.962cm" svg:x="12.801cm" svg:y="19.238cm">
          <draw:text-box>
            <text:p>Footer</text:p>
          </draw:text-box>
        </draw:frame>
        <draw:custom-shape draw:style-name="gr33" draw:text-style-name="P6" draw:layer="layout" svg:width="5.8cm" svg:height="16.8cm" svg:x="1.2cm" svg:y="2.2cm">
          <text:p text:style-name="P1">Navigation</text:p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19.6cm" svg:height="1.4cm" svg:x="7.2cm" svg:y="2.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19.6cm" svg:height="15cm" svg:x="7.2cm" svg:y="3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3.699cm" svg:height="0.8cm" svg:x="7.4cm" svg:y="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3.699cm" svg:height="0.8cm" svg:x="11.275cm" svg:y="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4" draw:layer="layout" svg:width="3.7cm" svg:height="0.8cm" svg:x="15.15cm" svg:y="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3.699cm" svg:height="0.8cm" svg:x="19.026cm" svg:y="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3.699cm" svg:height="0.8cm" svg:x="22.901cm" svg:y="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3.699cm" svg:height="12.6cm" svg:x="7.4cm" svg:y="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3.699cm" svg:height="12.6cm" svg:x="11.275cm" svg:y="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3.7cm" svg:height="12.6cm" svg:x="15.15cm" svg:y="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3.699cm" svg:height="12.6cm" svg:x="19.026cm" svg:y="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3.699cm" svg:height="12.6cm" svg:x="22.901cm" svg:y="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3.699cm" svg:height="0.8cm" svg:x="7.4cm" svg:y="17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3.699cm" svg:height="0.8cm" svg:x="11.275cm" svg:y="17.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7cm" svg:height="0.8cm" svg:x="15.15cm" svg:y="17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3.699cm" svg:height="0.8cm" svg:x="19.026cm" svg:y="17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3.699cm" svg:height="0.8cm" svg:x="22.901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custom-shape draw:style-name="gr30" draw:text-style-name="P6" draw:layer="layout" svg:width="27.4cm" svg:height="1.6cm" svg:x="0.2cm" svg:y="0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25.6cm" svg:height="1.2cm" svg:x="1.2cm" svg:y="19.1cm">
          <text:p/>
          <draw:enhanced-geometry svg:viewBox="0 0 21600 21600" draw:type="rectangle" draw:enhanced-path="M 0 0 L 21600 0 21600 21600 0 21600 0 0 Z N"/>
        </draw:custom-shape>
        <draw:frame draw:style-name="gr32" draw:text-style-name="P8" draw:layer="layout" svg:width="4.511cm" svg:height="0.962cm" svg:x="11.425cm" svg:y="0.8cm">
          <draw:text-box>
            <text:p text:style-name="P7"><text:span text:style-name="T1">Header </text:span><text:span text:style-name="T1">Admin</text:span></text:p>
          </draw:text-box>
        </draw:frame>
        <draw:frame draw:style-name="gr8" draw:text-style-name="P3" draw:layer="layout" svg:width="2.335cm" svg:height="0.962cm" svg:x="12.801cm" svg:y="19.238cm">
          <draw:text-box>
            <text:p>Footer</text:p>
          </draw:text-box>
        </draw:frame>
        <draw:custom-shape draw:style-name="gr33" draw:text-style-name="P6" draw:layer="layout" svg:width="5.8cm" svg:height="16.8cm" svg:x="1.2cm" svg:y="2.2cm">
          <text:p text:style-name="P1">Navigation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19.6cm" svg:height="1.4cm" svg:x="7.2cm" svg:y="2.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9.69cm" svg:height="7.5cm" svg:x="7.2cm" svg:y="3.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9.69cm" svg:height="7.5cm" svg:x="17.11cm" svg:y="3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9.69cm" svg:height="7.2cm" svg:x="7.2cm" svg:y="11.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9.69cm" svg:height="7.2cm" svg:x="17.11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20:31:12.724182820</meta:creation-date>
    <dc:date>2019-05-06T19:53:58.348395751</dc:date>
    <meta:editing-duration>PT1H12M19S</meta:editing-duration>
    <meta:editing-cycles>12</meta:editing-cycles>
    <meta:generator>LibreOffice/5.1.6.2$Linux_X86_64 LibreOffice_project/10m0$Build-2</meta:generator>
    <meta:document-statistic meta:object-count="160"/>
  </office:meta>
</office:document-meta>
</file>